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arial" svg:font-family="arial" style:font-family-generic="swiss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officeooo:rsid="0002cd04" officeooo:paragraph-rsid="0002cd04"/>
    </style:style>
    <style:style style:name="P2" style:family="paragraph" style:parent-style-name="Standard">
      <style:text-properties officeooo:rsid="0002cd04" officeooo:paragraph-rsid="0002cd04"/>
    </style:style>
    <style:style style:name="P3" style:family="paragraph" style:parent-style-name="Preformatted_20_Text">
      <style:text-properties officeooo:rsid="0002cd04" officeooo:paragraph-rsid="00046265"/>
    </style:style>
    <style:style style:name="P4" style:family="paragraph" style:parent-style-name="Standard">
      <style:text-properties officeooo:rsid="0002cd04" officeooo:paragraph-rsid="00046265"/>
    </style:style>
    <style:style style:name="P5" style:family="paragraph" style:parent-style-name="Standard">
      <style:text-properties officeooo:rsid="0002cd04" officeooo:paragraph-rsid="000654c4"/>
    </style:style>
    <style:style style:name="P6" style:family="paragraph" style:parent-style-name="Standard">
      <style:text-properties officeooo:rsid="0001350a" officeooo:paragraph-rsid="0001350a"/>
    </style:style>
    <style:style style:name="P7" style:family="paragraph" style:parent-style-name="Standard">
      <style:text-properties fo:font-size="14pt" fo:font-weight="bold" officeooo:rsid="0001350a" officeooo:paragraph-rsid="0001350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0c4cf" officeooo:paragraph-rsid="0000c4cf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c9211e" loext:opacity="100%" officeooo:rsid="0001350a" officeooo:paragraph-rsid="0001350a"/>
    </style:style>
    <style:style style:name="P10" style:family="paragraph" style:parent-style-name="Standard">
      <style:text-properties officeooo:rsid="00046265" officeooo:paragraph-rsid="00046265"/>
    </style:style>
    <style:style style:name="P11" style:family="paragraph" style:parent-style-name="Standard">
      <style:text-properties fo:color="#00a933" loext:opacity="100%" officeooo:rsid="0001350a" officeooo:paragraph-rsid="0001350a"/>
    </style:style>
    <style:style style:name="P12" style:family="paragraph" style:parent-style-name="Standard">
      <style:text-properties officeooo:rsid="0006e3f5" officeooo:paragraph-rsid="0006e3f5"/>
    </style:style>
    <style:style style:name="P13" style:family="paragraph" style:parent-style-name="Standard">
      <style:text-properties officeooo:rsid="0001350a" officeooo:paragraph-rsid="0001350a"/>
    </style:style>
    <style:style style:name="P14" style:family="paragraph" style:parent-style-name="Standard">
      <style:text-properties fo:font-size="14pt" fo:font-weight="bold" officeooo:rsid="0001350a" officeooo:paragraph-rsid="0001350a" style:font-size-asian="14pt" style:font-weight-asian="bold" style:font-size-complex="14pt" style:font-weight-complex="bold"/>
    </style:style>
    <style:style style:name="T1" style:family="text">
      <style:text-properties officeooo:rsid="00046265"/>
    </style:style>
    <style:style style:name="T2" style:family="text">
      <style:text-properties fo:color="#c9211e" loext:opacity="100%"/>
    </style:style>
    <style:style style:name="T3" style:family="text">
      <style:text-properties fo:font-variant="normal" fo:text-transform="none" fo:color="#c9211e" loext:opacity="100%" style:font-name="ui-monospace" fo:font-size="9.75pt" fo:letter-spacing="normal" fo:font-style="normal" fo:font-weight="normal"/>
    </style:style>
    <style:style style:name="T4" style:family="text">
      <style:text-properties fo:font-variant="normal" fo:text-transform="none" fo:color="#c9211e" loext:opacity="100%" style:font-name="ui-monospace" fo:font-size="9.75pt" fo:letter-spacing="normal" fo:font-style="normal" fo:font-weight="normal" officeooo:rsid="00046265"/>
    </style:style>
    <style:style style:name="T5" style:family="text">
      <style:text-properties fo:color="#00a933" loext:opacity="100%"/>
    </style:style>
    <style:style style:name="T6" style:family="text">
      <style:text-properties fo:color="#00a933" loext:opacity="100%" officeooo:rsid="0006e3f5"/>
    </style:style>
    <style:style style:name="T7" style:family="text">
      <style:text-properties fo:color="#00a933" loext:opacity="100%" officeooo:rsid="000654c4"/>
    </style:style>
    <style:style style:name="T8" style:family="text">
      <style:text-properties fo:color="#00a933" loext:opacity="100%" officeooo:rsid="0008c012"/>
    </style:style>
    <style:style style:name="T9" style:family="text">
      <style:text-properties officeooo:rsid="000654c4"/>
    </style:style>
    <style:style style:name="T10" style:family="text">
      <style:text-properties officeooo:rsid="0006e3f5"/>
    </style:style>
    <style:style style:name="T11" style:family="text">
      <style:text-properties officeooo:rsid="0008c0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BFT <text:span text:style-name="T1">TESTEURS</text:span></text:p>
      <text:p text:style-name="P7"/>
      <text:p text:style-name="P7"/>
      <text:p text:style-name="P7"/>
      <text:p text:style-name="P7">TRIPOUILLE</text:p>
      <text:p text:style-name="P6"><text:span text:style-name="T8">Deplacer</text:span><text:span text:style-name="T11"> </text:span>le dossier<text:span text:style-name="T11"> </text:span><text:span text:style-name="T8">tripouille</text:span> dans la libft</text:p>
      <text:p text:style-name="P6"/>
      <text:p text:style-name="P6">dans le terminal, dans le dossier de tripouille taper :</text:p>
      <text:p text:style-name="P9">make</text:p>
      <text:p text:style-name="P6"/>
      <text:p text:style-name="P6">pour une fonction en particulier :</text:p>
      <text:p text:style-name="P9">make atoi (<text:span text:style-name="T1">nom </text:span><text:span text:style-name="T11">de la fonction </text:span><text:span text:style-name="T1">dans le testeur </text:span>sans extension)</text:p>
      <text:p text:style-name="P6"/>
      <text:p text:style-name="P6"/>
      <text:p text:style-name="P6"/>
      <text:p text:style-name="P6"/>
      <text:p text:style-name="P7">WAR MACHINE</text:p>
      <text:p text:style-name="P6"/>
      <text:p text:style-name="P2">taper dans le terminal du dossier :</text:p>
      <text:p text:style-name="P1"><text:span text:style-name="T3">bash</text:span><text:span text:style-name="T4"> </text:span><text:span text:style-name="T3">grademe.sh</text:span></text:p>
      <text:p text:style-name="P4"/>
      <text:p text:style-name="P10">war machine lance le test, mais il lui manque un fichierm il va donc creer ce fichier : <text:span text:style-name="T2">my_config</text:span></text:p>
      <text:p text:style-name="P10"/>
      <text:p text:style-name="P5"><text:span text:style-name="T1">p</text:span>uis <text:span text:style-name="T5">modifier </text:span><text:span text:style-name="T1">c</text:span>e<text:span text:style-name="T1"> nouveau</text:span> fichier <text:span text:style-name="T2">my_config</text:span><text:span text:style-name="T1"> ici en </text:span><text:span text:style-name="T9">lui indiquant l'acces a libft</text:span><text:span text:style-name="T10"> par une string </text:span><text:span text:style-name="T6">( entre "")</text:span><text:span text:style-name="T7"> </text:span><text:span text:style-name="T9">comme suit</text:span><text:span text:style-name="T10"> :</text:span></text:p>
      <text:p text:style-name="P5"><text:span text:style-name="T9"><text:tab/></text:span><text:span text:style-name="T1">.. </text:span><text:span text:style-name="T9"><text:tab/><text:tab/></text:span><text:span text:style-name="T1">(remonter d'un niveau) </text:span></text:p>
      <text:p text:style-name="P5"><text:span text:style-name="T9"><text:tab/></text:span><text:span text:style-name="T1">/libft </text:span><text:span text:style-name="T9"><text:tab/><text:tab/></text:span><text:span text:style-name="T1">(aller dans le dossier "libft" comme ci dessous :</text:span></text:p>
      <text:p text:style-name="P2"/>
      <text:p text:style-name="P12">Ce qui donne ceci :</text:p>
      <text:p text:style-name="P11">#Edit the next line with the path of your libft project.</text:p>
      <text:p text:style-name="P6"><text:span text:style-name="T5">PATH_LIBFT=</text:span><text:span text:style-name="T2">"../libft"</text:span></text:p>
      <text:p text:style-name="P6"/>
      <text:p text:style-name="P4">taper<text:span text:style-name="T1"> de nouveau</text:span> dans le terminal du dossier<text:span text:style-name="T1">, le test se lance</text:span> :<text:span text:style-name="T10">S</text:span></text:p>
      <text:p text:style-name="P3"><text:span text:style-name="T3">bash</text:span><text:span text:style-name="T4"> </text:span><text:span text:style-name="T3">grademe.s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arial" svg:font-family="arial" style:font-family-generic="swiss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1:46:05.812735225</meta:creation-date>
    <dc:date>2023-04-03T12:14:52.189827258</dc:date>
    <meta:editing-duration>PT6M4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36" meta:character-count="763" meta:non-whitespace-character-count="639"/>
  </office:meta>
</office:document-meta>
</file>